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5000000018BEA5B4F6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mplex" svg:font-family="Complex" style:font-adornments="Standard" style:font-pitch="variable"/>
    <style:font-face style:name="DTLCaspariT" svg:font-family="DTLCaspariT" style:font-adornments="Normal" style:font-pitch="variable"/>
    <style:font-face style:name="DTLCaspariTMedium1" svg:font-family="DTLCaspariTMedium" style:font-adornments="Kursiv" style:font-pitch="variable"/>
    <style:font-face style:name="DTLCaspariTMedium" svg:font-family="DTLCaspariTMedium" style:font-adornments="Normal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Code">
      <style:text-properties fo:font-weight="normal" style:font-weight-asian="normal" style:font-weight-complex="normal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Standard" style:list-style-name=""/>
    <style:style style:name="P4" style:family="paragraph" style:parent-style-name="Beschreibung" style:list-style-name="L1"/>
    <style:style style:name="P5" style:family="paragraph" style:parent-style-name="Beschreibung">
      <style:text-properties fo:font-weight="bold" style:font-weight-asian="bold" style:font-weight-complex="bold"/>
    </style:style>
    <style:style style:name="P6" style:family="paragraph" style:parent-style-name="Beschreibung" style:list-style-name="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ff" fo:font-weight="bold" style:font-weight-asian="bold" style:font-weight-complex="bold"/>
    </style:style>
    <style:style style:name="T3" style:family="text">
      <style:text-properties fo:color="#94006b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use-window-font-color="true" fo:font-weight="normal" style:font-weight-asian="normal" style:font-weight-complex="normal"/>
    </style:style>
    <style:style style:name="T6" style:family="text">
      <style:text-properties fo:color="#280099" fo:font-weight="bold" style:font-weight-asian="bold" style:font-weight-complex="bold"/>
    </style:style>
    <style:style style:name="T7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style:wrap="left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OLIV Klassen-Dokumentation</text:p>
      <text:h text:style-name="Heading_20_1" text:outline-level="1">class IGCore</text:h>
      <text:p text:style-name="Standard">V0.1.0</text:p>
      <text:p text:style-name="Standard">/library/core.php</text:p>
      <text:h text:style-name="Heading_20_3" text:outline-level="3">Eigenschaften</text:h>
      <text:p text:style-name="Code"><text:span text:style-name="T4">private</text:span> $<text:span text:style-name="T2">daba</text:span>; // database object</text:p>
      <text:p text:style-name="Standard"/>
      <text:p text:style-name="Code"><text:span text:style-name="T4">private</text:span> $<text:span text:style-name="T2">module</text:span>; // module object</text:p>
      <text:p text:style-name="Standard"/>
      <text:p text:style-name="Code"><text:span text:style-name="T4">private</text:span> $<text:span text:style-name="T2">template</text:span>; // template object</text:p>
      <text:p text:style-name="Standard"/>
      <text:p text:style-name="Code"><text:span text:style-name="T4">private</text:span> $<text:span text:style-name="T2">page</text:span>; // page object</text:p>
      <text:p text:style-name="Standard"/>
      <text:p text:style-name="Code"><text:span text:style-name="T4">private</text:span> $<text:span text:style-name="T2">processor</text:span>; // registered plugins</text:p>
      <text:p text:style-name="Standard"/>
      <text:p text:style-name="Code"><text:span text:style-name="T4">private</text:span> $<text:span text:style-name="T2">render</text:span>; // renderer engine</text:p>
      <text:h text:style-name="Heading_20_3" text:outline-level="3">Methoden </text:h>
      <text:p text:style-name="Code"><text:span text:style-name="T4">void</text:span><text:span text:style-name="T1"> </text:span><text:span text:style-name="T3">__construct </text:span>( <text:span text:style-name="T4">void</text:span><text:span text:style-name="T1"> </text:span>)</text:p>
      <text:p text:style-name="Standard">public function</text:p>
      <text:p text:style-name="Code"><text:span text:style-name="T4">void</text:span><text:span text:style-name="T1"> </text:span><text:span text:style-name="T3">init </text:span>( <text:span text:style-name="T4">void</text:span><text:span text:style-name="T1"> </text:span>)</text:p>
      <text:p text:style-name="Standard">public function</text:p>
      <text:p text:style-name="Code"><text:span text:style-name="T4">array</text:span> <text:span text:style-name="T3">argv</text:span><text:span text:style-name="T1"> 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loadContent 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preProcessor 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render </text:span>( <text:span text:style-name="T4">void</text:span><text:span text:style-name="T1"> </text:span>)</text:p>
      <text:p text:style-name="Standard">public function</text:p>
      <text:p text:style-name="Code"><text:soft-page-break/><text:span text:style-name="T4">string</text:span> <text:span text:style-name="T3">getPageName </text:span>( <text:span text:style-name="T4">void</text:span><text:span text:style-name="T1"> </text:span>)</text:p>
      <text:p text:style-name="Standard">public function</text:p>
      <text:p text:style-name="Code"><text:span text:style-name="T4">simpleXmlElement</text:span> <text:span text:style-name="T3">getPageContent</text:span>( <text:span text:style-name="T4">void</text:span><text:span text:style-name="T1"> </text:span>)</text:p>
      <text:p text:style-name="Standard">public function</text:p>
      <text:p text:style-name="Code"><text:span text:style-name="T4">void </text:span><text:span text:style-name="T3">loadScript </text:span>( <text:span text:style-name="T4">string</text:span><text:span text:style-name="T1"> </text:span><text:span text:style-name="T2">file </text:span><text:span text:style-name="T5">[</text:span>, <text:span text:style-name="T4">string</text:span> <text:span text:style-name="T2">path</text:span><text:span text:style-name="T5">]</text:span>)</text:p>
      <text:p text:style-name="Standard">public function</text:p>
      <text:h text:style-name="P3" text:outline-level="1"/>
      <text:h text:style-name="P2" text:outline-level="1">class IGContent</text:h>
      <text:p text:style-name="Standard">V0.1</text:p>
      <text:p text:style-name="Standard">/library/content.php</text:p>
      <text:p text:style-name="Standard">extends IGCore</text:p>
      <text:h text:style-name="Heading_20_3" text:outline-level="3">Eigenschaften</text:h>
      <text:p text:style-name="Code"><text:span text:style-name="T4">private</text:span> $<text:span text:style-name="T2">expr</text:span>;</text:p>
      <text:p text:style-name="Text_20_body"/>
      <text:p text:style-name="Code"><text:span text:style-name="T4">public</text:span> $<text:span text:style-name="T2">o</text:span>;</text:p>
      <text:p text:style-name="Text_20_body"/>
      <text:p text:style-name="Code"><text:span text:style-name="T4">void</text:span> <text:span text:style-name="T3">__construct </text:span>( <text:span text:style-name="T1">string </text:span><text:span text:style-name="T2">string </text:span>)</text:p>
      <text:p text:style-name="Text_20_body">public function</text:p>
      <text:p text:style-name="Code"><text:span text:style-name="T4">void</text:span> <text:span text:style-name="T3">render </text:span>( <text:span text:style-name="T1">void </text:span>)</text:p>
      <text:p text:style-name="Text_20_body">public function</text:p>
      <text:p text:style-name="Code"><text:span text:style-name="T4">void</text:span> <text:span text:style-name="T3">renderText </text:span>( <text:span text:style-name="T1">string </text:span><text:span text:style-name="T2">value </text:span>, <text:span text:style-name="T1">array </text:span><text:span text:style-name="T2">paramArray </text:span>)</text:p>
      <text:p text:style-name="Text_20_body">private function</text:p>
      <text:p text:style-name="Code"><text:span text:style-name="T4">void</text:span> <text:span text:style-name="T3">renderPlugin </text:span>( <text:span text:style-name="T1">string </text:span><text:span text:style-name="T2">func</text:span> , <text:span text:style-name="T1">array </text:span><text:span text:style-name="T2">paramArray</text:span> , <text:span text:style-name="T1">string </text:span><text:span text:style-name="T2">value</text:span> )</text:p>
      <text:p text:style-name="Text_20_body">private function</text:p>
      <text:h text:style-name="P3" text:outline-level="1"/>
      <text:h text:style-name="P2" text:outline-level="1">class IGDatabase</text:h>
      <text:p text:style-name="Standard">V0.0</text:p>
      <text:p text:style-name="Text_20_body">/library/database.php</text:p>
      <text:p text:style-name="Text_20_body">extends IGCore</text:p>
      <text:p text:style-name="ToDo">Sinnhaft, oder in Database Modul unterbringen?</text:p>
      <text:h text:style-name="P3" text:outline-level="1"/>
      <text:h text:style-name="P2" text:outline-level="1">class IGError</text:h>
      <text:p text:style-name="Standard">V0.1</text:p>
      <text:p text:style-name="Standard">/library/error.php</text:p>
      <text:h text:style-name="Heading_20_3" text:outline-level="3">Methoden</text:h>
      <text:p text:style-name="Code"><text:span text:style-name="T4">void</text:span><text:span text:style-name="T1"> </text:span><text:span text:style-name="T3">fire </text:span>( <text:span text:style-name="T4">string</text:span><text:span text:style-name="T1"> </text:span><text:span text:style-name="T2">text </text:span>)</text:p>
      <text:p text:style-name="Text_20_body">public function</text:p>
      <text:p text:style-name="Code"><text:span text:style-name="T4">void</text:span><text:span text:style-name="T1"> </text:span><text:span text:style-name="T3">warning</text:span>( <text:span text:style-name="T4">string</text:span><text:span text:style-name="T1"> </text:span><text:span text:style-name="T2">text </text:span>)</text:p>
      <text:p text:style-name="Standard">public function</text:p>
      <text:p text:style-name="ToDo">Ausgabe wird in log geschrieben!</text:p>
      <text:h text:style-name="P3" text:outline-level="1"/>
      <text:h text:style-name="P2" text:outline-level="1">class IGEvent</text:h>
      <text:p text:style-name="Text_20_body">V0.0</text:p>
      <text:p text:style-name="Text_20_body">/library/event.php</text:p>
      <text:p text:style-name="Text_20_body">extends IGCore</text:p>
      <text:p text:style-name="ToDo">Wozu?</text:p>
      <text:h text:style-name="P3" text:outline-level="1"/>
      <text:h text:style-name="P2" text:outline-level="1">class IGExpression</text:h>
      <text:p text:style-name="Standard">V0.1</text:p>
      <text:p text:style-name="Text_20_body">/library/expression.php</text:p>
      <text:h text:style-name="Heading_20_3" text:outline-level="3">Eigenschaften</text:h>
      <text:p text:style-name="Code"><text:span text:style-name="T4">private array</text:span><text:span text:style-name="T1"> </text:span>$<text:span text:style-name="T6">exprArray</text:span></text:p>
      <text:p text:style-name="Text_20_body"/>
      <text:h text:style-name="Heading_20_3" text:outline-level="3">Methoden</text:h>
      <text:p text:style-name="Code"><text:span text:style-name="T4">void</text:span> <text:span text:style-name="T3">__construct </text:span>( <text:span text:style-name="T1">string </text:span><text:span text:style-name="T2">expr </text:span>)</text:p>
      <text:p text:style-name="Text_20_body">public function</text:p>
      <text:p text:style-name="Code"><text:span text:style-name="T4">string</text:span> <text:span text:style-name="T3">__toString </text:span>( <text:span text:style-name="T1">void </text:span>)</text:p>
      <text:p text:style-name="Text_20_body">public function</text:p>
      <text:p text:style-name="Code"><text:span text:style-name="T4">void</text:span> <text:span text:style-name="T3">parse </text:span>( <text:span text:style-name="T4">string</text:span><text:span text:style-name="T1"> </text:span><text:span text:style-name="T2">value </text:span>)</text:p>
      <text:p text:style-name="Text_20_body">private <text:s/>function</text:p>
      <text:p text:style-name="Code"><text:span text:style-name="T4">array</text:span> <text:span text:style-name="T1">createElement </text:span>( <text:span text:style-name="T4">string</text:span> <text:span text:style-name="T2">value </text:span>)</text:p>
      <text:p text:style-name="Text_20_body">private function</text:p>
      <text:p text:style-name="Code"><text:span text:style-name="T4">array</text:span> <text:span text:style-name="T3">getExpression </text:span>( <text:span text:style-name="T4">void</text:span><text:span text:style-name="T1"> </text:span>)</text:p>
      <text:p text:style-name="Standard">public function</text:p>
      <text:h text:style-name="P3" text:outline-level="1"/>
      <text:h text:style-name="P2" text:outline-level="1">class IGImage</text:h>
      <text:p text:style-name="Standard">V0.1</text:p>
      <text:p text:style-name="Text_20_body">/library/image.php</text:p>
      <text:p text:style-name="Text_20_body">extends IGCore</text:p>
      <text:p text:style-name="Code"><text:span text:style-name="T4">string</text:span> <text:span text:style-name="T3">_ </text:span>( <text:span text:style-name="T4">string</text:span><text:span text:style-name="T1"> </text:span><text:span text:style-name="T2">image </text:span>)</text:p>
      <text:p text:style-name="Text_20_body">public static function</text:p>
      <text:p text:style-name="Code"><text:span text:style-name="T4">string</text:span> <text:span text:style-name="T3">get</text:span>( <text:span text:style-name="T1">string </text:span><text:span text:style-name="T2">name </text:span>)</text:p>
      <text:p text:style-name="Standard">public static function</text:p>
      <text:h text:style-name="P3" text:outline-level="1"/>
      <text:h text:style-name="P2" text:outline-level="1">class IGModule</text:h>
      <text:p text:style-name="Standard">V0.1</text:p>
      <text:p text:style-name="Standard">/library/module.php</text:p>
      <text:h text:style-name="Heading_20_3" text:outline-level="3">Eigenschaften</text:h>
      <text:p text:style-name="Code">private array $<text:span text:style-name="T2">modules</text:span></text:p>
      <text:h text:style-name="Heading_20_3" text:outline-level="3">Methoden</text:h>
      <text:p text:style-name="Code"><text:span text:style-name="T5">void</text:span><text:span text:style-name="T1"> </text:span><text:span text:style-name="T3">__construct </text:span>( <text:span text:style-name="T4">void</text:span><text:span text:style-name="T1"> </text:span>)</text:p>
      <text:p text:style-name="Text_20_body">public</text:p>
      <text:p text:style-name="Code"><text:span text:style-name="T5">templateObj</text:span><text:span text:style-name="T2"> </text:span><text:span text:style-name="T3">load_template </text:span>( <text:span text:style-name="T4">headerObj</text:span><text:span text:style-name="T1"> </text:span><text:span text:style-name="T2">header </text:span>)</text:p>
      <text:p text:style-name="Standard">public static function</text:p>
      <text:p text:style-name="Code"><text:span text:style-name="T5">moduleObj </text:span><text:span text:style-name="T3">getModuleByName </text:span>( <text:span text:style-name="T4">string</text:span><text:span text:style-name="T1"> </text:span><text:span text:style-name="T2">name </text:span>)</text:p>
      <text:p text:style-name="Text_20_body">public function</text:p>
      <text:p text:style-name="Code"><text:span text:style-name="T4">array</text:span><text:span text:style-name="T1"> </text:span><text:span text:style-name="T3">getNameList </text:span>( <text:span text:style-name="T4">void</text:span><text:span text:style-name="T1"> </text:span>)</text:p>
      <text:p text:style-name="Text_20_body">public function</text:p>
      <text:p text:style-name="Code"><text:span text:style-name="T4">void</text:span> <text:span text:style-name="T3">scan </text:span>( <text:span text:style-name="T4">string</text:span><text:span text:style-name="T1"> </text:span><text:span text:style-name="T2">path </text:span>)</text:p>
      <text:p text:style-name="Text_20_body">private function</text:p>
      <text:h text:style-name="P3" text:outline-level="1"/>
      <text:h text:style-name="P2" text:outline-level="1">class IGPage</text:h>
      <text:p text:style-name="Text_20_body">V0.1</text:p>
      <text:p text:style-name="Text_20_body">/library/page.php</text:p>
      <text:p text:style-name="Text_20_body">extends IGCore</text:p>
      <text:h text:style-name="Heading_20_3" text:outline-level="3">Eigenschaften</text:h>
      <text:p text:style-name="Text_20_body">private $structure;</text:p>
      <text:h text:style-name="Heading_20_3" text:outline-level="3">Methoden</text:h>
      <text:p text:style-name="Code">void <text:span text:style-name="T3">__construct</text:span> ( void )</text:p>
      <text:p text:style-name="Text_20_body">public function</text:p>
      <text:p text:style-name="Text_20_body"/>
      <text:p text:style-name="Code">void <text:span text:style-name="T3">load</text:span> ( <text:s/>[string <text:span text:style-name="T2">pageName</text:span>] )</text:p>
      <text:p text:style-name="Text_20_body">public function</text:p>
      <text:p text:style-name="Text_20_body"/>
      <text:p text:style-name="Code">methodObj <text:span text:style-name="T3">getElementById</text:span> ( string <text:span text:style-name="T2">id</text:span> )</text:p>
      <text:p text:style-name="Text_20_body">public function</text:p>
      <text:p text:style-name="Text_20_body"/>
      <text:p text:style-name="Code">methodObj <text:span text:style-name="T3">getElementByArea</text:span> ( string <text:span text:style-name="T2">area</text:span> )</text:p>
      <text:p text:style-name="Text_20_body">public function</text:p>
      <text:p text:style-name="Code">array <text:span text:style-name="T3">getModuleByArea</text:span> ( string <text:span text:style-name="T2">area</text:span> )</text:p>
      <text:p text:style-name="Text_20_body">public function</text:p>
      <text:p text:style-name="Text_20_body"/>
      <text:p text:style-name="Code">void <text:span text:style-name="T3">setScript</text:span> ( string <text:span text:style-name="T2">id</text:span> , moduleObj <text:span text:style-name="T2">module</text:span> )</text:p>
      <text:p text:style-name="Text_20_body">public function</text:p>
      <text:p text:style-name="Text_20_body"/>
      <text:p text:style-name="Code">methodObj <text:span text:style-name="T3">structure </text:span>( <text:span text:style-name="T4">void</text:span><text:span text:style-name="T1"> </text:span>)</text:p>
      <text:p text:style-name="Text_20_body">public function</text:p>
      <text:h text:style-name="P3" text:outline-level="1"/>
      <text:h text:style-name="P2" text:outline-level="1">class IGProcessor</text:h>
      <text:p text:style-name="Text_20_body">V0.1</text:p>
      <text:p text:style-name="Text_20_body">/library/processor.php</text:p>
      <text:p text:style-name="Text_20_body">extends IGCore</text:p>
      <text:h text:style-name="Heading_20_3" text:outline-level="3">Eigenschaften</text:h>
      <text:p text:style-name="Code">private array $<text:span text:style-name="T2">plugin</text:span></text:p>
      <text:h text:style-name="Heading_20_3" text:outline-level="3">Methoden</text:h>
      <text:p text:style-name="Code">void <text:span text:style-name="T3">__construct</text:span> ( void )</text:p>
      <text:p text:style-name="Text_20_body">public <text:s/>function</text:p>
      <text:p text:style-name="Text_20_body"/>
      <text:p text:style-name="Code">void <text:span text:style-name="T3">process</text:span> ( pageObject <text:span text:style-name="T2">page</text:span> , templateObj <text:span text:style-name="T2">template</text:span> , moduleObj <text:span text:style-name="T2">module</text:span> )</text:p>
      <text:p text:style-name="Text_20_body">public function</text:p>
      <text:h text:style-name="P3" text:outline-level="1"/>
      <text:h text:style-name="P2" text:outline-level="1">class IGRender extends IGCore</text:h>
      <text:p text:style-name="Text_20_body">V0.1</text:p>
      <text:p text:style-name="Text_20_body">/library/render.php</text:p>
      <text:p text:style-name="Text_20_body">extends IGCore</text:p>
      <text:h text:style-name="Heading_20_3" text:outline-level="3">Methoden</text:h>
      <text:p text:style-name="Code">void <text:span text:style-name="T3">__construct</text:span> ( void )</text:p>
      <text:p text:style-name="Text_20_body">public function</text:p>
      <text:p text:style-name="Text_20_body"/>
      <text:p text:style-name="Code">void <text:span text:style-name="T3">page</text:span> ( simpleXmlElement <text:span text:style-name="T2">template</text:span> , simpleXmlElement <text:span text:style-name="T2">page</text:span> )</text:p>
      <text:p text:style-name="Text_20_body">public function</text:p>
      <text:p text:style-name="Text_20_body"/>
      <text:p text:style-name="Code">string <text:span text:style-name="T3">template</text:span> ( simpleXmlElement <text:s/><text:span text:style-name="T2">template</text:span> [, simpleXmlElement <text:span text:style-name="T2">content</text:span>] )</text:p>
      <text:p text:style-name="Text_20_body">public function </text:p>
      <text:p text:style-name="Text_20_body"/>
      <text:p text:style-name="Code">string <text:span text:style-name="T3">callScript</text:span> ( moduleObj <text:span text:style-name="T2">module</text:span> )</text:p>
      <text:p text:style-name="Text_20_body">private function</text:p>
      <text:p text:style-name="Text_20_body"/>
      <text:h text:style-name="P3" text:outline-level="1"/>
      <text:h text:style-name="P2" text:outline-level="1">class IGRight</text:h>
      <text:p text:style-name="Text_20_body">V0.1</text:p>
      <text:p text:style-name="Text_20_body">/library/right.php</text:p>
      <text:p text:style-name="Text_20_body">extends IGCore</text:p>
      <text:h text:style-name="Heading_20_3" text:outline-level="3">Methoden</text:h>
      <text:p text:style-name="Code">bool <text:span text:style-name="T3">__callStatic</text:span> ( string <text:span text:style-name="T2">access</text:span> )</text:p>
      <text:p text:style-name="Text_20_body">public static function</text:p>
      <text:p text:style-name="Beschreibung"><text:span text:style-name="T2">access</text:span>: simpleXmlElement des Tags, in dem die Rechte als Attribute abgelegt sind.</text:p>
      <text:p text:style-name="Beschreibung">Prüft, ob der User das gewünschte Recht besitzt.Beim Aufruf können unterschiedliche Methoden genutzt werden, die jeweils die gewünschten Rechte zurückgeben:</text:p>
      <text:list xml:id="list31721672" text:style-name="L1">
        <text:list-item>
          <text:p text:style-name="P4">r</text:p>
        </text:list-item>
        <text:list-item>
          <text:p text:style-name="P4">w</text:p>
        </text:list-item>
        <text:list-item>
          <text:p text:style-name="P4">x</text:p>
        </text:list-item>
        <text:list-item>
          <text:p text:style-name="P4">Kombinationen: rw, rx, wx, rwx</text:p>
        </text:list-item>
      </text:list>
      <text:p text:style-name="Beschreibung">Der Rückgabewert ist ein boolscher Wert, der TRUE ist, wenn alle gewünschten Rechte erfüllt sind. Im anderen Fall wird FALSE zurückgegeben.</text:p>
      <text:p text:style-name="Beschreibung">Wird als Methodenaufruf _ verwendet, so wird ein assoziatives Array mit den Werten für rwx zurückgegeben.</text:p>
      <text:p text:style-name="P5"/>
      <text:p text:style-name="P1">array <text:span text:style-name="T3">checkAccess </text:span>( simpleXmlElement <text:span text:style-name="T2">access </text:span>)</text:p>
      <text:p text:style-name="Standard">private static function</text:p>
      <text:p text:style-name="Beschreibung"><text:span text:style-name="T2">access</text:span>: simpleXmlElement des Tags, in dem die Rechte als Attribute abgelegt sind.</text:p>
      <text:p text:style-name="Beschreibung">Vergleicht die Rechte des Users mit den Rechten im access-Objekt. Gibt ein assoziatives Array zurück mit r,w,x als key und dem Wert TRUE oder FALSE für die Zugriffsrechte.</text:p>
      <text:p text:style-name="Beschreibung"/>
      <text:p text:style-name="Code">simpleXmlElement <text:span text:style-name="T3">getUserAccess</text:span> ( string <text:span text:style-name="T2">user</text:span> )</text:p>
      <text:h text:style-name="P3" text:outline-level="1">public static function</text:h>
      <text:h text:style-name="P6" text:outline-level="1">Gibt die Gruppenzugehörigkeiten eines Users als simpleXmlElement zurück.</text:h>
      <text:h text:style-name="P3" text:outline-level="1"/>
      <text:h text:style-name="P2" text:outline-level="1">class IGRoute</text:h>
      <text:p text:style-name="Text_20_body">V0.1</text:p>
      <text:p text:style-name="Text_20_body">/library/route.php</text:p>
      <text:p text:style-name="Text_20_body">extends IGCore</text:p>
      <text:h text:style-name="Heading_20_3" text:outline-level="3">Methoden</text:h>
      <text:p text:style-name="Code">string <text:span text:style-name="T3">intern</text:span> ( string <text:span text:style-name="T2">text</text:span> , [array <text:span text:style-name="T2">options</text:span>] )</text:p>
      <text:p text:style-name="Text_20_body">public function</text:p>
      <text:p text:style-name="Text_20_body"/>
      <text:p text:style-name="Code">string <text:span text:style-name="T3">makeUrl</text:span> ( string <text:span text:style-name="T2">lang</text:span> , string <text:span text:style-name="T2">url</text:span> )</text:p>
      <text:p text:style-name="Text_20_body">private function</text:p>
      <text:p text:style-name="Text_20_body"/>
      <text:p text:style-name="Code">string <text:span text:style-name="T3">makeParam</text:span> ( array <text:span text:style-name="T2">param</text:span> )</text:p>
      <text:p text:style-name="Text_20_body">private function</text:p>
      <text:p text:style-name="Text_20_body"/>
      <text:h text:style-name="P3" text:outline-level="1"/>
      <text:h text:style-name="P2" text:outline-level="1">class IGSearch</text:h>
      <text:p text:style-name="Text_20_body">V0.0</text:p>
      <text:p text:style-name="Text_20_body">/library/search.php</text:p>
      <text:p text:style-name="Text_20_body">extends IGCore</text:p>
      <text:p text:style-name="ToDo">Schreiben!</text:p>
      <text:h text:style-name="P3" text:outline-level="1"/>
      <text:h text:style-name="P2" text:outline-level="1">class IGTemplate</text:h>
      <text:p text:style-name="Standard">V0.1</text:p>
      <text:p text:style-name="Standard">/library/template.php</text:p>
      <text:h text:style-name="Heading_20_3" text:outline-level="3">Eigenschaften</text:h>
      <text:p text:style-name="Code"><text:span text:style-name="T4">private</text:span> $<text:span text:style-name="T3">template</text:span>;</text:p>
      <text:h text:style-name="Heading_20_3" text:outline-level="3">Methoden</text:h>
      <text:p text:style-name="Code"><text:span text:style-name="T5">void</text:span> <text:span text:style-name="T3">__construct </text:span>( <text:span text:style-name="T4">string</text:span><text:span text:style-name="T1"> </text:span><text:span text:style-name="T2">path </text:span>, <text:span text:style-name="T4">string</text:span><text:span text:style-name="T1"> </text:span><text:span text:style-name="T2">name </text:span>)</text:p>
      <text:p text:style-name="Standard">public function</text:p>
      <text:p text:style-name="Code"><text:span text:style-name="T5">simpleXmlElement</text:span> <text:span text:style-name="T3">load </text:span>( <text:span text:style-name="T4">string</text:span><text:span text:style-name="T1"> </text:span><text:span text:style-name="T2">path </text:span>, <text:span text:style-name="T4">string</text:span><text:span text:style-name="T1"> </text:span><text:span text:style-name="T2">name </text:span>)</text:p>
      <text:p text:style-name="Standard">public function</text:p>
      <text:p text:style-name="Code"><text:span text:style-name="T5">simpleXmlElement</text:span> <text:span text:style-name="T3">xml </text:span>( <text:span text:style-name="T4">void</text:span><text:span text:style-name="T1"> </text:span>)</text:p>
      <text:p text:style-name="Standard">public function</text:p>
      <text:p text:style-name="Code"><text:span text:style-name="T5">void</text:span> <text:span text:style-name="T3">link_css </text:span>( <text:span text:style-name="T4">string</text:span><text:span text:style-name="T1"> </text:span><text:span text:style-name="T2">path </text:span>, <text:span text:style-name="T4">string</text:span> <text:span text:style-name="T2">name </text:span>)</text:p>
      <text:p text:style-name="Text_20_body">public static function</text:p>
      <text:h text:style-name="P3" text:outline-level="1"/>
      <text:h text:style-name="P2" text:outline-level="1">class IGText</text:h>
      <text:p text:style-name="Text_20_body">V0.1</text:p>
      <text:p text:style-name="Text_20_body">/library/text.php</text:p>
      <text:p text:style-name="Text_20_body">extends IGCore</text:p>
      <text:p text:style-name="ToDo">Umstellen von INI auf XML</text:p>
      <text:h text:style-name="Heading_20_3" text:outline-level="3">Eigenschaften</text:h>
      <text:p text:style-name="Code">global array <text:span text:style-name="T2">$_TEXT</text:span></text:p>
      <text:p text:style-name="Code">global SimpleXMLElement <text:span text:style-name="T2">$_TEXT<text:tab/><text:tab/><text:tab/><text:tab/><text:tab/></text:span><text:span text:style-name="T7">XML</text:span></text:p>
      <text:h text:style-name="Heading_20_3" text:outline-level="3">Methoden</text:h>
      <text:p text:style-name="Code">string <text:span text:style-name="T3">_</text:span> ( string <text:span text:style-name="T2">text</text:span> )</text:p>
      <text:p text:style-name="Text_20_body">static public function </text:p>
      <text:p text:style-name="Text_20_body"/>
      <text:p text:style-name="Code">void <text:span text:style-name="T3">load</text:span> ( string <text:span text:style-name="T2">path</text:span> , string <text:span text:style-name="T2">file</text:span> , string <text:span text:style-name="T2">default_language</text:span> )</text:p>
      <text:p text:style-name="Text_20_body">static public function</text:p>
      <text:p text:style-name="Text_20_body"/>
      <text:p text:style-name="Code">array <text:span text:style-name="T3">fetchNameSpace </text:span>( string <text:span text:style-name="T2">nameSpace</text:span> )</text:p>
      <text:p text:style-name="Code">simpleXmlElement <text:span text:style-name="T3">fetchNameSpace </text:span>( string <text:span text:style-name="T2">nameSpace</text:span> )<text:tab/><text:span text:style-name="T7">XML</text:span></text:p>
      <text:p text:style-name="Text_20_body">static public function</text:p>
      <text:p text:style-name="Text_20_body"/>
      <text:p text:style-name="Code">string <text:span text:style-name="T3">fetchText</text:span> ( string <text:span text:style-name="T2">text</text:span> , [string <text:span text:style-name="T2">nameSpace</text:span>] )</text:p>
      <text:p text:style-name="Text_20_body">static private function</text:p>
      <text:p text:style-name="Text_20_body"/>
      <text:p text:style-name="Code">array <text:span text:style-name="T3">loadText</text:span>( string <text:span text:style-name="T2">lang</text:span> , string <text:span text:style-name="T2">path</text:span> [, string <text:span text:style-name="T2">fileName</text:span>] )</text:p>
      <text:p text:style-name="Code">simpleXmlElement <text:span text:style-name="T3">loadText</text:span>( string <text:span text:style-name="T2">lang</text:span> , string <text:span text:style-name="T2">path</text:span> [, string <text:span text:style-name="T2">fileName</text:span>] ) <text:s/><text:span text:style-name="T7">XML</text:span></text:p>
      <text:p text:style-name="Text_20_body">static private function</text:p>
      <text:p text:style-name="Text_20_body"/>
      <text:p text:style-name="Code">array <text:span text:style-name="T3">mergeArray </text:span>( array <text:span text:style-name="T2">a</text:span> , array <text:span text:style-name="T2">b</text:span> )</text:p>
      <text:p text:style-name="Code">void <text:span text:style-name="T3">merge </text:span>( simpleXmlElement <text:span text:style-name="T2">a</text:span> , simpleXmlElement <text:span text:style-name="T2">b</text:span> )<text:tab/><text:tab/><text:span text:style-name="T7">XML</text:span></text:p>
      <text:p text:style-name="Text_20_body">static private function</text:p>
      <text:p text:style-name="Text_20_body"/>
      <text:p text:style-name="Code">string <text:span text:style-name="T3">assocArray</text:span> ( array <text:span text:style-name="T2">dispArray</text:span> )</text:p>
      <text:p text:style-name="Text_20_body"><text:soft-page-break/>static public fun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" style:font-family-generic="roman"/>
    <style:font-face style:name="Complex" svg:font-family="Complex" style:font-adornments="Standard" style:font-pitch="variable"/>
    <style:font-face style:name="DTLCaspariT" svg:font-family="DTLCaspariT" style:font-adornments="Normal" style:font-pitch="variable"/>
    <style:font-face style:name="DTLCaspariTMedium1" svg:font-family="DTLCaspariTMedium" style:font-adornments="Kursiv" style:font-pitch="variable"/>
    <style:font-face style:name="DTLCaspariTMedium" svg:font-family="DTLCaspariTMedium" style:font-adornments="Normal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0.5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Arial Unicode MS" style:font-size-asian="10.5pt" style:language-asian="de" style:country-asian="DE" style:font-name-complex="Mangal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cm"/>
      <style:text-properties style:font-name="DTLCaspari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padding="0cm" fo:border="none" style:shadow="none" fo:keep-with-next="always"/>
      <style:text-properties fo:color="#5c8526" style:font-name="DTLCaspariTMedium" fo:font-size="36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DTLCaspari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#5c8526" fo:padding="0cm" fo:border="none" style:shadow="none">
        <style:background-image/>
      </style:paragraph-properties>
      <style:text-properties fo:color="#ffffff" style:font-name="DTLCaspariTMedium" fo:font-size="20pt" fo:font-weight="normal" style:font-size-asian="115%" style:font-weight-asian="bold" style:font-size-complex="115%" style:font-weight-complex="bold"/>
    </style:style>
    <style:style style:name="Header" style:family="paragraph" style:parent-style-name="Standard" style:class="extra" style:master-page-name="">
      <style:paragraph-properties fo:text-align="start" style:justify-single-word="false" style:page-number="auto" fo:background-color="transparent" fo:padding="0.049cm" fo:border-left="none" fo:border-right="none" fo:border-top="none" fo:border-bottom="0.31pt solid #5c8526" style:shadow="none" text:number-lines="false" text:line-number="0" style:vertical-align="bottom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5c8526" style:font-size-asian="10.5pt"/>
    </style:style>
    <style:style style:name="Footer" style:family="paragraph" style:parent-style-name="Standard" style:class="extra">
      <style:paragraph-properties fo:text-align="start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5c8526" fo:font-size="10p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padding="0.049cm" fo:border-left="none" fo:border-right="none" fo:border-top="none" fo:border-bottom="0.06pt solid #5c8526"/>
      <style:text-properties fo:color="#5c8526" style:font-name="DTLCaspariTMedium" fo:font-size="16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master-page-name="">
      <style:paragraph-properties fo:margin-top="0cm" fo:margin-bottom="0cm" fo:keep-together="auto" fo:orphans="2" fo:widows="2" style:page-number="auto" fo:background-color="#ffffcc" fo:padding="0.049cm" fo:border="0.06pt solid #000000" style:shadow="none">
        <style:tab-stops>
          <style:tab-stop style:position="0.499cm"/>
          <style:tab-stop style:position="1cm"/>
          <style:tab-stop style:position="1.499cm"/>
          <style:tab-stop style:position="2cm"/>
          <style:tab-stop style:position="2.499cm"/>
          <style:tab-stop style:position="3cm"/>
          <style:tab-stop style:position="3.5cm"/>
          <style:tab-stop style:position="4.001cm"/>
        </style:tab-stops>
        <style:background-image/>
      </style:paragraph-properties>
      <style:text-properties style:font-name="Complex" fo:font-size="9pt" style:font-size-asian="10.5pt"/>
    </style:style>
    <style:style style:name="Text" style:family="paragraph" style:parent-style-name="Caption" style:class="extra">
      <style:text-properties fo:color="#666600" style:font-name="DTLCaspariTMedium1" fo:font-size="14pt"/>
    </style:style>
    <style:style style:name="Table" style:family="paragraph" style:parent-style-name="Caption" style:class="extra"/>
    <style:style style:name="Drawing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color="#5c8526" style:font-name="DTLCaspariTMedium1" fo:font-size="14pt" fo:font-style="normal" fo:font-weight="normal" style:font-size-asian="14pt" style:font-weight-asian="bold" style:font-size-complex="14pt" style:font-weight-complex="bold"/>
    </style:style>
    <style:style style:name="ToDo" style:family="paragraph" style:parent-style-name="Text_20_body">
      <style:paragraph-properties fo:text-align="center" style:justify-single-word="false"/>
      <style:text-properties fo:color="#ff0000" style:font-name="DTLCaspariTMedium" fo:font-size="14pt" style:font-size-asian="10.5pt"/>
    </style:style>
    <style:style style:name="Beschreibung" style:family="paragraph" style:parent-style-name="Standard">
      <style:paragraph-properties fo:margin="100%" fo:margin-left="1cm" fo:margin-right="0cm" fo:margin-top="0cm" fo:margin-bottom="0.21cm" fo:text-indent="0cm" style:auto-text-indent="false"/>
      <style:text-properties fo:font-style="italic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wrap="left" style:number-wrapped-paragraphs="no-limit" style:wrap-contour="false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fo:border="none" fo:padding="0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0.499cm" style:dynamic-spacing="false"/>
      </style:header-style>
      <style:footer-style>
        <style:header-footer-properties fo:min-height="1.499cm" fo:margin-left="0cm" fo:margin-right="0cm" fo:margin-top="0.499cm" fo:border-top="0.31pt solid #5c8526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afik1" text:anchor-type="paragraph" svg:x="14.499cm" svg:y="1.7cm" svg:width="4.86cm" svg:height="1.499cm" draw:z-index="7"><draw:image xlink:href="Pictures/10000201000005000000018BEA5B4F6D.png" xlink:type="simple" xlink:show="embed" xlink:actuate="onLoad"/></draw:frame></text:p>
        <text:p text:style-name="Header">Omni Lingual Internet Visualisation</text:p>
      </style:header>
      <style:footer>
        <text:p text:style-name="Footer">© Thomas Winkler 2012 - thomas.winkler@iggmp.net<text:tab/><text:tab/>Seite <text:page-number text:select-page="current">1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7122e39-92ed229-498d286-15e43b4-d70da21</meta:generator>
    <dc:date>2012-08-01T11:57:46.70</dc:date>
    <dc:creator>Thomas Winkler</dc:creator>
    <meta:editing-duration>PT7H34M37S</meta:editing-duration>
    <meta:editing-cycles>193</meta:editing-cycles>
    <meta:document-statistic meta:table-count="0" meta:image-count="1" meta:object-count="0" meta:page-count="18" meta:paragraph-count="229" meta:word-count="857" meta:character-count="5702" meta:non-whitespace-character-count="5064"/>
  </office:meta>
</office:document-meta>
</file>